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png" manifest:media-type="image/png"/>
  <manifest:file-entry manifest:full-path="Pictures/10000000000004EC0000031A8E28C7835182087C.jpg" manifest:media-type="image/jpeg"/>
  <manifest:file-entry manifest:full-path="Pictures/1000000000000400000002AB039DEB1E151B1C7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58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2pt" fo:text-shadow="none" fo:font-weight="normal" style:font-size-asian="32pt" style:font-weight-asian="normal" style:font-size-complex="32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2pt" fo:text-shadow="none" fo:font-weight="normal" style:font-size-asian="32pt" style:font-weight-asian="normal" style:font-size-complex="32pt" style:font-weight-complex="normal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8.5pt" fo:text-shadow="1pt 1pt" fo:font-weight="normal" style:font-name-asian="Segoe UI" style:font-size-asian="8.5pt" style:font-weight-asian="normal" style:font-name-complex="Segoe UI" style:font-size-complex="8.5pt" style:font-weight-complex="normal"/>
    </style:style>
    <style:style style:name="P12" style:family="paragraph">
      <style:paragraph-properties fo:margin-left="0cm" fo:margin-right="0cm" fo:margin-top="0cm" fo:margin-bottom="0cm" fo:text-indent="0cm" style:text-autospace="none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8.5pt" fo:text-shadow="none" fo:font-weight="normal" style:font-name-asian="Segoe UI" style:font-size-asian="8.5pt" style:font-weight-asian="normal" style:font-name-complex="Segoe UI" style:font-size-complex="8.5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4" style:family="text">
      <style:text-properties fo:color="#000000" style:font-name="Segoe UI1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59cm" svg:height="3.063cm" svg:x="3.048cm" svg:y="1.016cm">
          <draw:text-box>
            <text:p text:style-name="P1"><text:span text:style-name="T1">HYMN #364</text:span></text:p>
            <text:p text:style-name="P1"><text:span text:style-name="T2">“</text:span><text:span text:style-name="T2">Away in a Manger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1.59cm" svg:height="7.62cm" svg:x="3.048cm" svg:y="1.016cm">
          <draw:text-box>
            <text:p text:style-name="P1"><text:span text:style-name="T3">1. Away in a manger, </text:span></text:p>
            <text:p text:style-name="P1"><text:span text:style-name="T3">no crib for a bed,</text:span><text:span text:style-name="T3"><text:line-break/></text:span><text:span text:style-name="T3">The little Lord Jesus </text:span></text:p>
            <text:p text:style-name="P1"><text:span text:style-name="T3">laid down His sweet head.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6" draw:layer="layout" svg:width="21.59cm" svg:height="7.62cm" svg:x="3.048cm" svg:y="1.016cm">
          <draw:text-box>
            <text:p text:style-name="P1"><text:span text:style-name="T3">The stars in the bright sky</text:span></text:p>
            <text:p text:style-name="P1"><text:span text:style-name="T3">looked down where He lay,</text:span><text:span text:style-name="T3"><text:line-break/></text:span><text:span text:style-name="T3">The little Lord Jesus </text:span></text:p>
            <text:p text:style-name="P1"><text:span text:style-name="T3">asleep on the h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4" draw:text-style-name="P8" draw:layer="layout" svg:width="21.59cm" svg:height="7.874cm" svg:x="3.048cm" svg:y="1.016cm">
          <draw:text-box>
            <text:p text:style-name="P7"><text:span text:style-name="T5">2. The cattle are lowing,</text:span></text:p>
            <text:p text:style-name="P7"><text:span text:style-name="T5">the baby awakes,</text:span><text:span text:style-name="T5"><text:line-break/></text:span><text:span text:style-name="T5">But little Lord Jesus,</text:span></text:p>
            <text:p text:style-name="P7"><text:span text:style-name="T5">no crying He mak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5" draw:text-style-name="P9" draw:layer="layout" svg:width="21.59cm" svg:height="8.636cm" svg:x="3.048cm" svg:y="1.016cm">
          <draw:text-box>
            <text:p text:style-name="P7"><text:span text:style-name="T5">I love Thee, Lord Jesus!</text:span></text:p>
            <text:p text:style-name="P7"><text:span text:style-name="T5">Look down from the sky,</text:span><text:span text:style-name="T5"><text:line-break/></text:span><text:span text:style-name="T5">And stay by my cradle </text:span></text:p>
            <text:p text:style-name="P7"><text:span text:style-name="T5">till morning is nig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6" draw:text-style-name="P11" draw:layer="layout" svg:width="21.844cm" svg:height="7.761cm" svg:x="2.783cm" svg:y="0.991cm">
          <draw:text-box>
            <text:p text:style-name="P10"><text:span text:style-name="T5">3. Be near me, Lord Jesus;</text:span></text:p>
            <text:p text:style-name="P10"><text:span text:style-name="T5">I ask thee to stay</text:span></text:p>
            <text:p text:style-name="P10"><text:span text:style-name="T5">Close by me forever</text:span></text:p>
            <text:p text:style-name="P10"><text:span text:style-name="T5">and love me, I pray. </text:span><text:span text:style-name="T6"><text:line-break/>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7" draw:text-style-name="P13" draw:layer="layout" svg:width="21.59cm" svg:height="12.837cm" svg:x="3.048cm" svg:y="0.762cm">
          <draw:text-box>
            <text:p text:style-name="P10"><text:span text:style-name="T5">Bless all the dear children </text:span></text:p>
            <text:p text:style-name="P10"><text:span text:style-name="T5">in Thy tender care,</text:span></text:p>
            <text:p text:style-name="P10"><text:span text:style-name="T5">And take us to heaven</text:span></text:p>
            <text:p text:style-name="P10"><text:span text:style-name="T5">to live with Thee there.</text:span></text:p>
            <text:p text:style-name="P12"><text:span text:style-name="T8"><text:line-break/></text:span><text:span text:style-name="T8"/></text:p>
            <text:p text:style-name="P12"><text:span text:style-name="T9"/></text:p>
            <text:p text:style-name="P12"><text:span text:style-name="T9"><text:s text:c="8"/></text:span><text:span text:style-name="T9">Public domain</text:span></text:p>
            <text:p text:style-name="P12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png" xlink:type="simple" xlink:show="embed" xlink:actuate="onLoad"/>
    <draw:fill-image draw:name="Bitmap_20_2" draw:display-name="Bitmap 2" xlink:href="Pictures/1000000000000600000003606B332E6CEF1541E5.png" xlink:type="simple" xlink:show="embed" xlink:actuate="onLoad"/>
    <draw:fill-image draw:name="Bitmap_20_3" draw:display-name="Bitmap 3" xlink:href="Pictures/1000000000000600000003606B332E6CEF1541E5.png" xlink:type="simple" xlink:show="embed" xlink:actuate="onLoad"/>
    <draw:fill-image draw:name="Bitmap_20_4" draw:display-name="Bitmap 4" xlink:href="Pictures/1000000000000600000003606B332E6CEF1541E5.png" xlink:type="simple" xlink:show="embed" xlink:actuate="onLoad"/>
    <draw:fill-image draw:name="Bitmap_20_5" draw:display-name="Bitmap 5" xlink:href="Pictures/1000000000000600000003606B332E6CEF1541E5.png" xlink:type="simple" xlink:show="embed" xlink:actuate="onLoad"/>
    <draw:fill-image draw:name="Bitmap_20_6" draw:display-name="Bitmap 6" xlink:href="Pictures/1000000000000600000003606B332E6CEF1541E5.png" xlink:type="simple" xlink:show="embed" xlink:actuate="onLoad"/>
    <draw:fill-image draw:name="Bitmap_20_7" draw:display-name="Bitmap 7" xlink:href="Pictures/1000000000000600000003606B332E6CEF1541E5.png" xlink:type="simple" xlink:show="embed" xlink:actuate="onLoad"/>
    <draw:fill-image draw:name="background" xlink:href="Pictures/1000000000000400000002AB039DEB1E151B1C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andle2-background" style:family="presentation">
      <style:graphic-properties draw:stroke="none" draw:fill="bitmap" draw:fill-image-name="background" style:repeat="stretch"/>
      <style:text-properties style:letter-kerning="true"/>
    </style:style>
    <style:style style:name="cand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le2-outline1" style:family="presentation">
      <style:graphic-properties draw:stroke="none" draw:fill="none" draw:auto-grow-height="false" draw:fit-to-size="shrink-to-fit" style:shrink-to-fit="true">
        <text:list-style style:name="cand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outline2" style:family="presentation" style:parent-style-name="candle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andle2-outline3" style:family="presentation" style:parent-style-name="candle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andle2-outline4" style:family="presentation" style:parent-style-name="candle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andle2-outline5" style:family="presentation" style:parent-style-name="candle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6" style:family="presentation" style:parent-style-name="candle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7" style:family="presentation" style:parent-style-name="candle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8" style:family="presentation" style:parent-style-name="candl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9" style:family="presentation" style:parent-style-name="candl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subtitle" style:family="presentation">
      <style:graphic-properties draw:stroke="none" draw:fill="none" draw:textarea-vertical-align="middle">
        <text:list-style style:name="cand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title" style:family="presentation">
      <style:graphic-properties draw:stroke="none" draw:fill="none" draw:textarea-vertical-align="middle">
        <text:list-style style:name="cand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ndle2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ndle2-backgroundobjects">
      <style:graphic-properties draw:stroke="none" draw:fill="none" draw:fill-color="#ffffff" draw:auto-grow-height="false" fo:min-height="1.397cm"/>
    </style:style>
    <style:style style:name="Mpr3" style:family="presentation" style:parent-style-name="candle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andle2" style:page-layout-name="PM1" draw:style-name="Mdp1">
      <draw:frame presentation:style-name="candle2-title" draw:layer="backgroundobjects" svg:width="25.199cm" svg:height="2.63cm" svg:x="1.4cm" svg:y="0.627cm" presentation:class="title" presentation:placeholder="true">
        <draw:text-box/>
      </draw:frame>
      <draw:frame presentation:style-name="candle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ndle2-title" draw:layer="backgroundobjects" svg:width="13.968cm" svg:height="10.476cm" svg:x="3.81cm" svg:y="2.123cm" presentation:class="page"/>
        <draw:frame presentation:style-name="candle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21:45:53.168000000</meta:creation-date>
    <dc:title>candle2</dc:title>
    <meta:editing-duration>PT23M43S</meta:editing-duration>
    <meta:editing-cycles>7</meta:editing-cycles>
    <meta:generator>LibreOffice/6.1.3.2$Windows_X86_64 LibreOffice_project/86daf60bf00efa86ad547e59e09d6bb77c699acb</meta:generator>
    <meta:initial-creator>Arthur Hoch</meta:initial-creator>
    <dc:date>2019-01-14T16:17:47.204000000</dc:date>
    <meta:document-statistic meta:object-count="126"/>
    <meta:template xlink:type="simple" xlink:actuate="onRequest" xlink:title="candle2" xlink:href="../../AppData/Roaming/LibreOffice/4/user/template/candle2.otp" meta:date="2014-12-21T21:45:52.871000000"/>
  </office:meta>
</office:document-meta>
</file>